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ly, Holy, Holy</text:p>
      <text:p text:style-name="P1"/>
      <text:p text:style-name="P3">Holy, holy, holy! Lord God Almighty!</text:p>
      <text:p text:style-name="P3">Early in the morning our song shall rise to Thee;</text:p>
      <text:p text:style-name="P3">Holy, holy, holy! Mericyful and mighty!</text:p>
      <text:p text:style-name="P3">God in three persons, blessed Trinity.</text:p>
      <text:p text:style-name="P3"/>
      <text:p text:style-name="P3">Holy, holy, holy! All the saints adore Thee,</text:p>
      <text:p text:style-name="P3">Casting down their golden crowns around the glassy sea;</text:p>
      <text:p text:style-name="P3">Cherubim and seraphim falling down before Thee,</text:p>
      <text:p text:style-name="P3">Who wert and art, and evermore shall be.</text:p>
      <text:p text:style-name="P3"/>
      <text:p text:style-name="P3">Holy, holy, holy! Though the darkness hide Thee,</text:p>
      <text:p text:style-name="P3">Though the eye of sinful man Thy glory may not see;</text:p>
      <text:p text:style-name="P3">Only Thou art holy – there is none beside Thee</text:p>
      <text:p text:style-name="P3">Perfect in power, in love and purity.</text:p>
      <text:p text:style-name="P3"/>
      <text:p text:style-name="P3">Holy, holy, holy! Lord God Almighty</text:p>
      <text:p text:style-name="P3">All Thy works shall praise Thy name in earth and sky and sea;</text:p>
      <text:p text:style-name="P3">Holy, holy, holy! Merciful and mighty!</text:p>
      <text:p text:style-name="P3">God in three persons, blessed Trinity!</text:p>
      <text:p text:style-name="P3"><text:span text:style-name="T1"/></text:p>
      <text:p text:style-name="P3"/>
      <text:p text:style-name="P3">Composer: John B. Dykes</text:p>
      <text:p text:style-name="P3">Lyricist: Reginald Heber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098in" fo:margin-right="0.5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15T19:14:53</meta:creation-date>
    <meta:editing-duration>PT13M47S</meta:editing-duration>
    <meta:editing-cycles>2</meta:editing-cycles>
    <meta:generator>OpenOffice/4.1.5$Unix OpenOffice.org_project/415m1$Build-9789</meta:generator>
    <meta:initial-creator>Hank Warren</meta:initial-creator>
    <meta:document-statistic meta:table-count="0" meta:image-count="0" meta:object-count="0" meta:page-count="1" meta:paragraph-count="19" meta:word-count="137" meta:character-count="765"/>
    <dc:date>2018-12-15T19:28:38</dc:date>
    <dc:creator>Hank Warren</dc:creator>
    <meta:template xlink:type="simple" xlink:actuate="onRequest" xlink:title="TubaHymn" xlink:href="../../../../../../Library/Application%20Support/OpenOffice/4/user/template/TubaHymn.ott" meta:date="2018-12-15T19:14:53"/>
  </office:meta>
</office:document-meta>
</file>